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90499" officeooo:paragraph-rsid="0009049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90499" officeooo:paragraph-rsid="00090499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4pt" fo:font-weight="normal" officeooo:rsid="00090499" officeooo:paragraph-rsid="00090499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90499" officeooo:paragraph-rsid="00090499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cee6c" officeooo:paragraph-rsid="000cee6c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25b188" officeooo:paragraph-rsid="0025b188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269fda" officeooo:paragraph-rsid="00269fda" style:font-size-asian="14pt" style:font-weight-asian="normal" style:font-size-complex="14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4pt" fo:font-weight="normal" officeooo:rsid="000cee6c" officeooo:paragraph-rsid="000cee6c" style:font-size-asian="14pt" style:font-weight-asian="normal" style:font-size-complex="14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fo:font-weight="normal" officeooo:rsid="000cee6c" officeooo:paragraph-rsid="001f8dcd" style:font-size-asian="14pt" style:font-weight-asian="normal" style:font-size-complex="14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4pt" fo:font-weight="normal" officeooo:rsid="000cee6c" officeooo:paragraph-rsid="0010a84d" style:font-size-asian="14pt" style:font-weight-asian="normal" style:font-size-complex="14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4pt" fo:font-weight="normal" officeooo:rsid="000cee6c" officeooo:paragraph-rsid="001630c2" style:font-size-asian="14pt" style:font-weight-asian="normal" style:font-size-complex="14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4pt" fo:font-weight="normal" officeooo:rsid="000cee6c" officeooo:paragraph-rsid="001a3f04" style:font-size-asian="14pt" style:font-weight-asian="normal" style:font-size-complex="14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4pt" fo:font-weight="normal" officeooo:rsid="000cee6c" officeooo:paragraph-rsid="00175a04" style:font-size-asian="14pt" style:font-weight-asian="normal" style:font-size-complex="14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4pt" fo:font-weight="normal" officeooo:rsid="000cee6c" officeooo:paragraph-rsid="00190db1" style:font-size-asian="14pt" style:font-weight-asian="normal" style:font-size-complex="14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4pt" fo:font-weight="normal" officeooo:rsid="000cee6c" officeooo:paragraph-rsid="002d1810" style:font-size-asian="14pt" style:font-weight-asian="normal" style:font-size-complex="14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4pt" fo:font-weight="normal" officeooo:rsid="000cee6c" officeooo:paragraph-rsid="00269fda" style:font-size-asian="14pt" style:font-weight-asian="normal" style:font-size-complex="14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4pt" fo:font-weight="normal" officeooo:rsid="000cee6c" officeooo:paragraph-rsid="0027cba9" style:font-size-asian="14pt" style:font-weight-asian="normal" style:font-size-complex="14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4pt" fo:font-weight="normal" officeooo:rsid="000cee6c" officeooo:paragraph-rsid="00299e2d" style:font-size-asian="14pt" style:font-weight-asian="normal" style:font-size-complex="14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4pt" fo:font-weight="normal" officeooo:rsid="000cee6c" officeooo:paragraph-rsid="002b4f8d" style:font-size-asian="14pt" style:font-weight-asian="normal" style:font-size-complex="14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4pt" fo:font-weight="normal" officeooo:rsid="000cee6c" officeooo:paragraph-rsid="00309639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weight="normal" officeooo:rsid="000cee6c" officeooo:paragraph-rsid="002b4f8d" style:font-size-asian="14pt" style:font-weight-asian="normal" style:font-size-complex="14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4pt" fo:font-weight="normal" officeooo:rsid="00213261" officeooo:paragraph-rsid="00213261" style:font-size-asian="14pt" style:font-weight-asian="normal" style:font-size-complex="14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4pt" fo:font-weight="normal" officeooo:rsid="00213261" officeooo:paragraph-rsid="00269fda" style:font-size-asian="14pt" style:font-weight-asian="normal" style:font-size-complex="14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4pt" fo:font-weight="normal" officeooo:rsid="00213261" officeooo:paragraph-rsid="0027cba9" style:font-size-asian="14pt" style:font-weight-asian="normal" style:font-size-complex="14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4pt" fo:font-weight="normal" officeooo:rsid="00213261" officeooo:paragraph-rsid="00309639" style:font-size-asian="14pt" style:font-weight-asian="normal" style:font-size-complex="14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4pt" fo:font-weight="normal" officeooo:rsid="00219465" officeooo:paragraph-rsid="00219465" style:font-size-asian="14pt" style:font-weight-asian="normal" style:font-size-complex="14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4pt" fo:font-weight="normal" officeooo:rsid="00219465" officeooo:paragraph-rsid="00269fda" style:font-size-asian="14pt" style:font-weight-asian="normal" style:font-size-complex="14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4pt" fo:font-weight="normal" officeooo:rsid="00219465" officeooo:paragraph-rsid="00309639" style:font-size-asian="14pt" style:font-weight-asian="normal" style:font-size-complex="14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4pt" fo:font-weight="normal" officeooo:rsid="00149be5" officeooo:paragraph-rsid="001bedae" style:font-size-asian="14pt" style:font-weight-asian="normal" style:font-size-complex="14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4pt" fo:font-weight="normal" officeooo:rsid="00149be5" officeooo:paragraph-rsid="002889eb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fo:font-weight="normal" officeooo:rsid="00309639" officeooo:paragraph-rsid="00309639" style:font-size-asian="14pt" style:font-weight-asian="normal" style:font-size-complex="14pt" style:font-weight-complex="normal"/>
    </style:style>
    <style:style style:name="T1" style:family="text">
      <style:text-properties officeooo:rsid="000cee6c"/>
    </style:style>
    <style:style style:name="T2" style:family="text">
      <style:text-properties officeooo:rsid="000d8d2e"/>
    </style:style>
    <style:style style:name="T3" style:family="text">
      <style:text-properties fo:font-weight="bold" officeooo:rsid="000d8d2e" style:font-weight-asian="bold" style:font-weight-complex="bold"/>
    </style:style>
    <style:style style:name="T4" style:family="text">
      <style:text-properties fo:font-weight="bold" officeooo:rsid="002514f2" style:font-weight-asian="bold" style:font-weight-complex="bold"/>
    </style:style>
    <style:style style:name="T5" style:family="text">
      <style:text-properties fo:font-weight="bold" officeooo:rsid="00269fda" style:font-weight-asian="bold" style:font-weight-complex="bold"/>
    </style:style>
    <style:style style:name="T6" style:family="text">
      <style:text-properties fo:font-weight="bold" officeooo:rsid="0027cba9" style:font-weight-asian="bold" style:font-weight-complex="bold"/>
    </style:style>
    <style:style style:name="T7" style:family="text">
      <style:text-properties fo:font-weight="bold" officeooo:rsid="002889eb" style:font-weight-asian="bold" style:font-weight-complex="bold"/>
    </style:style>
    <style:style style:name="T8" style:family="text">
      <style:text-properties fo:font-weight="bold" officeooo:rsid="00299e2d" style:font-weight-asian="bold" style:font-weight-complex="bold"/>
    </style:style>
    <style:style style:name="T9" style:family="text">
      <style:text-properties officeooo:rsid="000f3c27"/>
    </style:style>
    <style:style style:name="T10" style:family="text">
      <style:text-properties officeooo:rsid="0010a84d"/>
    </style:style>
    <style:style style:name="T11" style:family="text">
      <style:text-properties officeooo:rsid="00149be5"/>
    </style:style>
    <style:style style:name="T12" style:family="text">
      <style:text-properties officeooo:rsid="001630c2"/>
    </style:style>
    <style:style style:name="T13" style:family="text">
      <style:text-properties officeooo:rsid="00175a04"/>
    </style:style>
    <style:style style:name="T14" style:family="text">
      <style:text-properties officeooo:rsid="00190db1"/>
    </style:style>
    <style:style style:name="T15" style:family="text">
      <style:text-properties officeooo:rsid="001f8dcd"/>
    </style:style>
    <style:style style:name="T16" style:family="text">
      <style:text-properties officeooo:rsid="00213261"/>
    </style:style>
    <style:style style:name="T17" style:family="text">
      <style:text-properties officeooo:rsid="002514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studantes: Alesom, André, Jardel, João R., Jovani e Kétly</text:p>
      <text:p text:style-name="P3">Engenharia de Software II</text:p>
      <text:p text:style-name="P3">Ciência da Computação – Bacharelado</text:p>
      <text:p text:style-name="P3">Universidade Federal da Fronteira Sul</text:p>
      <text:p text:style-name="P1"/>
      <text:p text:style-name="P1">Brainstorm</text:p>
      <text:p text:style-name="P1"/>
      <text:p text:style-name="P2">→<text:span text:style-name="T1"> Definir Escopo</text:span></text:p>
      <text:p text:style-name="P4"/>
      <text:p text:style-name="P5">Sistema de controle de estoque de materiais.</text:p>
      <text:p text:style-name="P5"/>
      <text:p text:style-name="P5">→<text:span text:style-name="T2"> </text:span><text:span text:style-name="T3">Separar/Organizar por Módulos</text:span></text:p>
      <text:list xml:id="list3520306632523803162" text:style-name="L1">
        <text:list-header>
          <text:p text:style-name="P8"/>
        </text:list-header>
        <text:list-item>
          <text:p text:style-name="P8">Cadastro de produto; </text:p>
        </text:list-item>
        <text:list-item>
          <text:p text:style-name="P22">Cadastro de grupo;</text:p>
        </text:list-item>
        <text:list-item>
          <text:p text:style-name="P26">Cadastro de local;</text:p>
        </text:list-item>
        <text:list-item>
          <text:p text:style-name="P9">Inserção de unidades de um produto; </text:p>
        </text:list-item>
        <text:list-item>
          <text:p text:style-name="P9"><text:span text:style-name="T15">Remoção</text:span> de unidades de um produto; </text:p>
        </text:list-item>
        <text:list-item>
          <text:p text:style-name="P8">Busca de produto<text:span text:style-name="T16">s</text:span> <text:span text:style-name="T16">por nome</text:span>; </text:p>
        </text:list-item>
        <text:list-item>
          <text:p text:style-name="P22">Busca de produtos por localização;</text:p>
        </text:list-item>
        <text:list-item>
          <text:p text:style-name="P22">Busca de produtos por grupo;</text:p>
        </text:list-item>
        <text:list-item>
          <text:p text:style-name="P8"><text:span text:style-name="T9">A</text:span>lerta para produtos em baixa no estoque; </text:p>
        </text:list-item>
        <text:list-item>
          <text:p text:style-name="P10">Gera<text:span text:style-name="T10">ção de</text:span> relatórios:</text:p>
          <text:list>
            <text:list-item>
              <text:p text:style-name="P10"><text:span text:style-name="T10">G</text:span>ráfico <text:span text:style-name="T11">geral </text:span>de consumo dos materiais;</text:p>
            </text:list-item>
            <text:list-item>
              <text:p text:style-name="P29">Gráfico de consumo <text:span text:style-name="T14">de materiais específicos</text:span>;</text:p>
            </text:list-item>
            <text:list-item>
              <text:p text:style-name="P11"><text:span text:style-name="T10">R</text:span>elatório mensal de consumo <text:span text:style-name="T12">dos materiais</text:span>;</text:p>
            </text:list-item>
            <text:list-item>
              <text:p text:style-name="P12"><text:span text:style-name="T10">R</text:span>elatório mensal de consumo <text:span text:style-name="T14">de materiais específicos</text:span>;</text:p>
            </text:list-item>
            <text:list-item>
              <text:p text:style-name="P13"><text:span text:style-name="T10">R</text:span>elatório <text:span text:style-name="T13">anual</text:span> de consumo <text:span text:style-name="T12">dos materiais</text:span>;</text:p>
            </text:list-item>
            <text:list-item>
              <text:p text:style-name="P12"><text:span text:style-name="T10">R</text:span>elatório <text:span text:style-name="T13">anual</text:span> de consumo <text:span text:style-name="T14">de materiais específicos</text:span>;</text:p>
            </text:list-item>
            <text:list-item>
              <text:p text:style-name="P14"><text:span text:style-name="T10">R</text:span>elatório <text:span text:style-name="T14">geral </text:span>de consumo <text:span text:style-name="T14">dos materiais </text:span>por prédio;</text:p>
            </text:list-item>
            <text:list-item>
              <text:p text:style-name="P14"><text:span text:style-name="T10">R</text:span>elatório de consumo <text:span text:style-name="T14">de materiais específicos</text:span>;</text:p>
            </text:list-item>
          </text:list>
        </text:list-item>
        <text:list-item>
          <text:p text:style-name="P8">Login de usuário;</text:p>
        </text:list-item>
      </text:list>
      <text:p text:style-name="P5"/>
      <text:p text:style-name="P5">→<text:span text:style-name="T17"> <text:s/></text:span><text:span text:style-name="T4">Planejamento da Primeira Sprint</text:span></text:p>
      <text:p text:style-name="P5"/>
      <text:p text:style-name="P6">Total de horas para a primeira sprint: 12 horas / 4 horas por par</text:p>
      <text:p text:style-name="P6"/>
      <text:p text:style-name="P7">Planning Poker</text:p>
      <text:p text:style-name="P7"/>
      <text:list xml:id="list153518468625337" text:continue-numbering="true" text:style-name="L1">
        <text:list-item>
          <text:p text:style-name="P15">Login de usuário; <text:span text:style-name="T5">Estimativa: </text:span><text:span text:style-name="T8">5</text:span><text:span text:style-name="T5"> pontos</text:span></text:p>
        </text:list-item>
        <text:list-item>
          <text:p text:style-name="P16">Cadastro de produto; <text:span text:style-name="T5">Estimativa: 2 pontos</text:span></text:p>
        </text:list-item>
        <text:list-item>
          <text:p text:style-name="P23">Cadastro de grupo;<text:span text:style-name="T1"> </text:span><text:span text:style-name="T5">Estimativa: 2 pontos</text:span></text:p>
        </text:list-item>
        <text:list-item>
          <text:p text:style-name="P27">Cadastro de local;<text:span text:style-name="T1"> </text:span><text:span text:style-name="T5">Estimativa: 2 pontos</text:span></text:p>
        </text:list-item>
        <text:list-item>
          <text:p text:style-name="P16"><text:soft-page-break/>Inserção de unidades de um produto; <text:span text:style-name="T5">Estimativa: 2 pontos</text:span></text:p>
        </text:list-item>
        <text:list-item>
          <text:p text:style-name="P16"><text:span text:style-name="T15">Remoção</text:span> de unidades de um produto; <text:span text:style-name="T5">Estimativa: 2 pontos</text:span></text:p>
        </text:list-item>
        <text:list-item>
          <text:p text:style-name="P17">Busca de produto<text:span text:style-name="T16">s</text:span> <text:span text:style-name="T16">por nome</text:span>; <text:span text:style-name="T5">Estimativa: 2 pontos</text:span></text:p>
        </text:list-item>
        <text:list-item>
          <text:p text:style-name="P24">Busca de produtos por localização;<text:span text:style-name="T1"> </text:span><text:span text:style-name="T5">Estimativa: 2 pontos</text:span></text:p>
        </text:list-item>
        <text:list-item>
          <text:p text:style-name="P24">Busca de produtos por grupo;<text:span text:style-name="T1"> </text:span><text:span text:style-name="T5">Estimativa: 2 pontos</text:span></text:p>
        </text:list-item>
        <text:list-item>
          <text:p text:style-name="P17"><text:span text:style-name="T9">A</text:span>lerta para produtos em baixa no estoque; <text:span text:style-name="T5">Estimativa: </text:span><text:span text:style-name="T6">3</text:span><text:span text:style-name="T5"> pontos</text:span></text:p>
        </text:list-item>
        <text:list-item>
          <text:p text:style-name="P16">Gera<text:span text:style-name="T10">ção de</text:span> relatórios:</text:p>
          <text:list>
            <text:list-item>
              <text:p text:style-name="P17"><text:span text:style-name="T10">G</text:span>ráfico <text:span text:style-name="T11">geral </text:span>de consumo dos materiais; <text:span text:style-name="T5">Estimativa: 2</text:span><text:span text:style-name="T6">0</text:span><text:span text:style-name="T5"> pontos</text:span></text:p>
            </text:list-item>
            <text:list-item>
              <text:p text:style-name="P30">Gráfico de consumo <text:span text:style-name="T14">de materiais específicos</text:span>;<text:span text:style-name="T1"> </text:span><text:span text:style-name="T5">Estimativa: 2</text:span><text:span text:style-name="T7">0</text:span><text:span text:style-name="T5"> pontos</text:span></text:p>
            </text:list-item>
            <text:list-item>
              <text:p text:style-name="P18"><text:span text:style-name="T10">R</text:span>elatório mensal de consumo <text:span text:style-name="T12">dos materiais</text:span>; <text:span text:style-name="T5">Estimativa: </text:span><text:span text:style-name="T8">5</text:span><text:span text:style-name="T5"> pontos</text:span></text:p>
            </text:list-item>
            <text:list-item>
              <text:p text:style-name="P19"><text:span text:style-name="T10">R</text:span>elatório mensal de consumo <text:span text:style-name="T14">de materiais específicos</text:span>; <text:span text:style-name="T5">Estimativa: </text:span><text:span text:style-name="T8">5</text:span><text:span text:style-name="T5"> pontos</text:span></text:p>
            </text:list-item>
            <text:list-item>
              <text:p text:style-name="P19"><text:span text:style-name="T10">R</text:span>elatório <text:span text:style-name="T13">anual</text:span> de consumo <text:span text:style-name="T12">dos materiais</text:span>; <text:span text:style-name="T5">Estimativa: </text:span><text:span text:style-name="T8">5</text:span><text:span text:style-name="T5"> pontos</text:span></text:p>
            </text:list-item>
            <text:list-item>
              <text:p text:style-name="P19"><text:span text:style-name="T10">R</text:span>elatório <text:span text:style-name="T13">anual</text:span> de consumo <text:span text:style-name="T14">de materiais específicos</text:span>; <text:span text:style-name="T5">Estimativa: </text:span><text:span text:style-name="T8">5</text:span><text:span text:style-name="T5"> pontos</text:span></text:p>
            </text:list-item>
            <text:list-item>
              <text:p text:style-name="P19"><text:span text:style-name="T10">R</text:span>elatório <text:span text:style-name="T14">geral </text:span>de consumo <text:span text:style-name="T14">dos materiais </text:span>por prédio; <text:span text:style-name="T5">Estimativa: </text:span><text:span text:style-name="T8">5</text:span><text:span text:style-name="T5"> pontos</text:span></text:p>
            </text:list-item>
            <text:list-item>
              <text:p text:style-name="P19"><text:span text:style-name="T10">R</text:span>elatório de consumo <text:span text:style-name="T14">de materiais específicos</text:span>; <text:span text:style-name="T5">Estimativa: </text:span><text:span text:style-name="T8">5</text:span><text:span text:style-name="T5"> pontos</text:span></text:p>
            </text:list-item>
          </text:list>
        </text:list-item>
      </text:list>
      <text:p text:style-name="P21"/>
      <text:p text:style-name="P31">Tarefas definidas para a Primeira Sprint:</text:p>
      <text:list xml:id="list153517253198400" text:continue-numbering="true" text:style-name="L1">
        <text:list-header>
          <text:p text:style-name="P20"/>
        </text:list-header>
        <text:list-item>
          <text:p text:style-name="P20">Login de usuário; <text:span text:style-name="T5">Estimativa: </text:span><text:span text:style-name="T8">5</text:span><text:span text:style-name="T5"> pontos</text:span></text:p>
        </text:list-item>
        <text:list-item>
          <text:p text:style-name="P20">Cadastro de produto; <text:span text:style-name="T5">Estimativa: 2 pontos</text:span></text:p>
        </text:list-item>
        <text:list-item>
          <text:p text:style-name="P25">Cadastro de grupo;<text:span text:style-name="T1"> </text:span><text:span text:style-name="T5">Estimativa: 2 pontos</text:span></text:p>
        </text:list-item>
        <text:list-item>
          <text:p text:style-name="P28">Cadastro de local;<text:span text:style-name="T1"> </text:span><text:span text:style-name="T5">Estimativa: 2 pontos</text:span></text:p>
        </text:list-item>
        <text:list-item>
          <text:p text:style-name="P20">Inserção de unidades de um produto; <text:span text:style-name="T5">Estimativa: 2 pontos</text:span></text:p>
        </text:list-item>
        <text:list-item>
          <text:p text:style-name="P20"><text:span text:style-name="T15">Remoção</text:span> de unidades de um produto; <text:span text:style-name="T5">Estimativa: 2 pontos</text:span></text:p>
        </text:list-item>
        <text:list-item>
          <text:p text:style-name="P20">Busca de produto<text:span text:style-name="T16">s</text:span> <text:span text:style-name="T16">por nome</text:span>; <text:span text:style-name="T5">Estimativa: 2 pontos</text:span></text:p>
        </text:list-item>
        <text:list-item>
          <text:p text:style-name="P25">Busca de produtos por localização;<text:span text:style-name="T1"> </text:span><text:span text:style-name="T5">Estimativa: 2 pontos</text:span></text:p>
        </text:list-item>
        <text:list-item>
          <text:p text:style-name="P25">Busca de produtos por grupo;<text:span text:style-name="T1"> </text:span><text:span text:style-name="T5">Estimativa: 2 pontos</text:span></text:p>
        </text:list-item>
        <text:list-item>
          <text:p text:style-name="P20"><text:span text:style-name="T9">A</text:span>lerta para produtos em baixa no estoque; <text:span text:style-name="T5">Estimativa: </text:span><text:span text:style-name="T6">3</text:span><text:span text:style-name="T5"> ponto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3:47:40.075006209</meta:creation-date>
    <dc:date>2016-08-09T15:35:17.057378028</dc:date>
    <meta:editing-duration>PT57M47S</meta:editing-duration>
    <meta:editing-cycles>35</meta:editing-cycles>
    <meta:generator>LibreOffice/4.2.8.2$Linux_X86_64 LibreOffice_project/420$Build-2</meta:generator>
    <dc:creator>Alesom Zorzi</dc:creator>
    <meta:document-statistic meta:table-count="0" meta:image-count="0" meta:object-count="0" meta:page-count="2" meta:paragraph-count="62" meta:word-count="446" meta:character-count="2653" meta:non-whitespace-character-count="2310"/>
  </office:meta>
</office:document-meta>
</file>